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0a4a8" officeooo:paragraph-rsid="000f1d02"/>
    </style:style>
    <style:style style:name="P5" style:family="paragraph" style:parent-style-name="Standard">
      <style:text-properties officeooo:rsid="00118d4c" officeooo:paragraph-rsid="00118d4c"/>
    </style:style>
    <style:style style:name="P6" style:family="paragraph" style:parent-style-name="Standard">
      <style:text-properties officeooo:rsid="00157492" officeooo:paragraph-rsid="00157492"/>
    </style:style>
    <style:style style:name="P7" style:family="paragraph" style:parent-style-name="Standard">
      <style:text-properties officeooo:rsid="0017215b" officeooo:paragraph-rsid="0017215b"/>
    </style:style>
    <style:style style:name="P8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9" style:family="paragraph" style:parent-style-name="Standard">
      <style:text-properties officeooo:rsid="00194c8c" officeooo:paragraph-rsid="00194c8c"/>
    </style:style>
    <style:style style:name="P10" style:family="paragraph" style:parent-style-name="Title">
      <style:text-properties officeooo:rsid="000f1d02" officeooo:paragraph-rsid="000f1d02"/>
    </style:style>
    <style:style style:name="P11" style:family="paragraph" style:parent-style-name="Standard">
      <style:text-properties officeooo:rsid="000d437b" officeooo:paragraph-rsid="000d681d"/>
    </style:style>
    <style:style style:name="P12" style:family="paragraph" style:parent-style-name="Standard">
      <style:text-properties officeooo:rsid="000d437b" officeooo:paragraph-rsid="001d3a03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  <style:style style:name="T7" style:family="text">
      <style:text-properties officeooo:rsid="001d3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nary <text:span text:style-name="T4">Square </text:span>Matrix Combinatorics</text:p>
      <text:p text:style-name="P1">by Sven Nilsen, 2020</text:p>
      <text:p text:style-name="P2"/>
      <text:p text:style-name="P8">In this paper I formalize binary square matrix combinatorics using Directional Set Algebra.</text:p>
      <text:p text:style-name="P2"/>
      <text:p text:style-name="P7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triangle matrix set</text:span></text:p>
      <text:p text:style-name="P2"><text:tab/><text:span text:style-name="T1">L<text:tab/><text:tab/>Lower triangle matrix set</text:span></text:p>
      <text:p text:style-name="P2"><text:tab/><text:span text:style-name="T1">1<text:tab/><text:tab/>All matrices</text:span></text:p>
      <text:p text:style-name="P2"/>
      <text:p text:style-name="P5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7">D + U + L =&gt; 1</text:span></text:p>
      <text:p text:style-name="P2"/>
      <text:p text:style-name="P6">Sizes of sets, <text:span text:style-name="T7">since they share the zero matrix, gets subtracted one when added together</text:span>:</text:p>
      <text:p text:style-name="P2"/>
      <text:p text:style-name="P12"><text:tab/><text:span text:style-name="T7">|x + y| = |x| + |y| – 1<text:tab/><text:tab/>if |x| &gt; 0 ∧ |y| &gt; 0</text:span>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7">Sub-types of binary matrix sets can be constructed using elements `0`, `1` and `?`.</text:p>
      <text:p text:style-name="P5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9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30T00:41:52.028939000</dc:date>
    <meta:editing-duration>PT24M3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03" meta:character-count="906" meta:non-whitespace-character-count="698"/>
  </office:meta>
</office:document-meta>
</file>